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4"/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am</text:span>: &lt;3_4&gt;, &lt;Patrick Steinhauer, Jan Dennis Bartels&gt;</text:p>
      <text:p text:style-name="Standard"><text:span text:style-name="T1">Aufgabenaufteilung</text:span>: </text:p>
      <text:p text:style-name="Standard">Hauptsächlich Patrick Steinhauer aufgrund von Krankheit.</text:p>
      <text:p text:style-name="Standard"><text:span text:style-name="T1">Quellenangaben</text:span>: </text:p>
      <text:p text:style-name="Standard">Da das Math.Random nicht so funktionierte wie wir wollten haben wir uns eine Random Funktion aus dem Internet gesucht.</text:p>
      <text:p text:style-name="Standard"><text:a xlink:type="simple" xlink:href="http://blog.root-of-all-evil.com/2010/03/math-random-zufallszahlen-in-java/" text:style-name="Internet_20_link" text:visited-style-name="Visited_20_Internet_20_Link">http://blog.root-of-all-evil.com/2010/03/math-random-zufallszahlen-in-java/</text:a></text:p>
      <text:p text:style-name="Standard"/>
      <text:p text:style-name="Standard"><text:span text:style-name="T1">Bearbeitungszeitraum</text:span>: Bearbeitungszeit leigt bei ca 20-30 Stunden</text:p>
      <text:p text:style-name="Standard"><text:span text:style-name="T1">Aktueller Stand</text:span>: <text:s/></text:p>
      <text:p text:style-name="Standard">Die Aufgabe ist fertig implementiert.</text:p>
      <text:p text:style-name="Standard">Da wir aufgrund von Krankheit meines Partners gesagt hatten dass nur der Ford Fulkerson fertig sein sollte funktioniert dieser nun.</text:p>
      <text:p text:style-name="Standard">Edmond karp werde ich aus eigenem interesse wahrscheinlich noch zusätzlich machen.</text:p>
      <text:p text:style-name="Standard">Wir haben zwei Versionen der Aufgabe, eine mit einer erstellten Klasse einer nachbargruppe.</text:p>
      <text:p text:style-name="Standard">Und eine die selbst überlegt wurde.</text:p>
      <text:p text:style-name="Standard">Die Klasse wurde von der Gruppe mit Sebastian Diedrich übernommen.</text:p>
      <text:p text:style-name="Standard"/>
      <text:p text:style-name="Standard"><text:span text:style-name="T2">Beantwortung der <text:s/>Fragen:</text:span></text:p>
      <text:list xml:id="list3006869043748604831" text:style-name="WWNum4">
        <text:list-item>
          <text:p text:style-name="P2"><text:bookmark text:name="_GoBack"/>Können wir nicht genau beantworten, da uns der zweite Algorithmus fehlt. Jedoch habe ich im Internet gelesen, dass der Edmond Karp schneller sein soll.</text:p>
        </text:list-item>
        <text:list-item>
          <text:p text:style-name="P2">Um unsere Laufzeit zu verbessern haben wir aus unserer ersten Version vom Praktikum einige Sachen entfernt, sowie andere Datenstrukturen verwendet um besser arbeiten zu können.</text:p>
        </text:list-item>
        <text:list-item>
          <text:p text:style-name="P2">Dies geht , indem für spezielle Operationen die richtige Datenstruktur verwendet wird. z.B für sortierte Sachen eine Datenstruktur verwenden, die sofort sortiert von sich aus.</text:p>
        </text:list-item>
        <text:list-item>
          <text:p text:style-name="P2">Sind alle Kapazitäten des gegebenen Netzwerks nicht negative ganze Zahlen, so kommt der Algorithmus von Ford und Fulkerson nach endlich vielen Schritten zum Stehen und liefert einen maximalen s-t-Fluss, der außerdem ganzzahlig ist.</text:p>
        </text:list-item>
      </text:list>
      <text:p text:style-name="Standard"/>
      <text:p text:style-name="Standard"/>
      <text:p text:style-name="Standard"/>
      <text:p text:style-name="Standard"><text:soft-page-break/></text:p>
      <text:p text:style-name="Standard">generateBigNet -&gt;</text:p>
      <text:p text:style-name="Standard">Die Größe der erstellten Netzwerkes kann mit den Klassenvariablen angepasst werden. Standartmäßig werden 40 <text:s/>Vertexe und 40 Kanten erstellt</text:p>
      <text:p text:style-name="Standard">Die wirkliche Größe des Netzwerkes variiert im +- 15% </text:p>
      <text:p text:style-name="Standard">Die Vertexe werden einfach hinzugefügt.</text:p>
      <text:p text:style-name="Standard">Die Kanten werden in mehreren Schritten hinzugefügt.</text:p>
      <text:p text:style-name="Standard">Zuerst wird die quelle über eine zufällige Anzahl von Vertexen mit der Senke verbunden. </text:p>
      <text:p text:style-name="Standard">Danach werden zufällige Vertexe miteinander verbunden bis eine berechnete Kantenanzahl erreicht ist.</text:p>
      <text:p text:style-name="Standard">Die Gewichtung der Kanten ist zufällig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f. Dr. Klauck</meta:initial-creator>
    <meta:editing-cycles>16</meta:editing-cycles>
    <meta:print-date>2014-11-05T19:15:00</meta:print-date>
    <meta:creation-date>2011-06-30T11:00:00</meta:creation-date>
    <dc:date>2014-12-31T14:15:22.47</dc:date>
    <meta:editing-duration>P0D</meta:editing-duration>
    <meta:generator>OpenOffice/4.1.0$Win32 OpenOffice.org_project/410m18$Build-9764</meta:generator>
    <meta:document-statistic meta:table-count="0" meta:image-count="0" meta:object-count="0" meta:page-count="2" meta:paragraph-count="27" meta:word-count="297" meta:character-count="2157"/>
    <meta:user-defined meta:name="AppVersion">14.0000</meta:user-defined>
    <meta:user-defined meta:name="Company">Werum Software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